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0" office:value-type="string" calcext:value-type="string">
            <text:p>7-3</text:p>
          </table:table-cell>
          <table:table-cell table:style-name="ce10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2-06T19:05:05.244058581</dc:date>
    <meta:editing-duration>P1DT13H41M1S</meta:editing-duration>
    <meta:editing-cycles>199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